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fo:color="#000000" fo:font-weight="normal" style:font-weight-asian="normal" style:font-weight-complex="normal"/>
    </style:style>
    <style:style style:name="P3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053cm solid #00000a"/>
      <style:text-properties fo:language="en" fo:country="US"/>
    </style:style>
    <style:style style:name="T1" style:family="text">
      <style:text-properties fo:color="#00b050" fo:font-weight="bold" style:font-weight-asian="bold"/>
    </style:style>
    <style:style style:name="T2" style:family="text">
      <style:text-properties fo:color="#00b050" fo:language="en" fo:country="US"/>
    </style:style>
    <style:style style:name="T3" style:family="text">
      <style:text-properties fo:color="#00b050" fo:language="en" fo:country="US" fo:font-weight="bold" style:font-weight-asian="bold"/>
    </style:style>
    <style:style style:name="T4" style:family="text">
      <style:text-properties fo:color="#00b050" fo:language="en" fo:country="US" fo:font-weight="bold" style:font-weight-asian="bold" style:font-weight-complex="normal"/>
    </style:style>
    <style:style style:name="T5" style:family="text">
      <style:text-properties fo:color="#00b050" fo:language="en" fo:country="US"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Crea le tabelle di analisi grammaticale corrispondenti ai seguenti tre programmi, facendo uso delle categorie sintattiche </text:p>
      <text:p text:style-name="P1"><text:span text:style-name="T1">&lt;programma&gt; </text:span></text:p>
      <text:p text:style-name="P1"><text:span text:style-name="T1">&lt;direttiva&gt;</text:span></text:p>
      <text:p text:style-name="P1"><text:span text:style-name="T1">&lt;funzione&gt;</text:span></text:p>
      <text:p text:style-name="P1"><text:span text:style-name="T1">&lt;blocco&gt;</text:span></text:p>
      <text:p text:style-name="P1"><text:span text:style-name="T1">&lt;comando&gt;</text:span></text:p>
      <text:p text:style-name="P1"><text:span text:style-name="T1">&lt;dichiarazione&gt;</text:span></text:p>
      <text:p text:style-name="Standard"><text:span text:style-name="T6">#include &lt;iostream&gt;</text:span></text:p>
      <text:p text:style-name="Standard"><text:span text:style-name="T6">using namespace std;</text:span></text:p>
      <text:p text:style-name="Standard"><text:span text:style-name="T6">int main()</text:span></text:p>
      <text:p text:style-name="Standard"><text:span text:style-name="T6">{</text:span></text:p>
      <text:p text:style-name="Standard"><text:span text:style-name="T6"><text:tab/>cout &lt;&lt; "Hello World!" </text:span>&lt;&lt; endl;</text:p>
      <text:p text:style-name="Standard"><text:tab/>return 0;</text:p>
      <text:p text:style-name="P1">} <text:s text:c="62"/></text:p>
      <text:p text:style-name="P1"><text:span text:style-name="T1">&lt;programma&gt; -----&gt; <text:s text:c="6"/>&lt;direttiva&gt;&lt;direttiva&gt;&lt;funzione&gt;</text:span></text:p>
      <text:p text:style-name="P1"><text:span text:style-name="T1">&lt;direttiva&gt; <text:s/>-----&gt; <text:s text:c="10"/></text:span><text:span text:style-name="T7"><text:s/></text:span><text:span text:style-name="T8">#include &lt;iostream&gt;</text:span></text:p>
      <text:p text:style-name="P1"><text:span text:style-name="T8"><text:s text:c="43"/>using namespace std;</text:span></text:p>
      <text:p text:style-name="P1"><text:span text:style-name="T1">&lt;funzione&gt; <text:s/>-----&gt; <text:s text:c="11"/></text:span><text:span text:style-name="T8">int main () </text:span><text:bookmark-start text:name="_GoBack1"/><text:span text:style-name="T1">&lt;blocco&gt;</text:span><text:bookmark-end text:name="_GoBack1"/></text:p>
      <text:p text:style-name="P1"><text:span text:style-name="T1">&lt;blocco&gt; <text:s text:c="2"/>-----&gt; <text:s text:c="14"/>&lt;comando&gt;&lt;comando&gt;</text:span></text:p>
      <text:p text:style-name="P1"><text:span text:style-name="T1">&lt;comando&gt; <text:s/>-----&gt; <text:s text:c="7"/></text:span><text:span text:style-name="T7"><text:s text:c="3"/></text:span><text:span text:style-name="T8">cout &lt;&lt; "Hello World!" </text:span><text:span text:style-name="T7">&lt;&lt; endl;</text:span></text:p>
      <text:p text:style-name="P1"><text:span text:style-name="T7"><text:tab/> <text:s text:c="28"/>return 0; </text:span></text:p>
      <text:p text:style-name="Standard"><text:span text:style-name="T6">#include &lt;iostream&gt;</text:span></text:p>
      <text:p text:style-name="Standard"><text:span text:style-name="T6">int main()</text:span></text:p>
      <text:p text:style-name="Standard"><text:span text:style-name="T6">{</text:span></text:p>
      <text:p text:style-name="Standard"><text:span text:style-name="T6"><text:tab/>std::cout &lt;&lt; "Hello World!" &lt;&lt; endl;</text:span></text:p>
      <text:p text:style-name="Standard"><text:span text:style-name="T6"><text:s text:c="14"/>string parola;</text:span></text:p>
      <text:p text:style-name="Standard"><text:soft-page-break/><text:span text:style-name="T6"><text:tab/></text:span>std::cout &lt;&lt; "Dimmi qualcosa: ";</text:p>
      <text:p text:style-name="Standard"><text:span text:style-name="T6"><text:tab/></text:span>std::cin &gt;&gt; parola;</text:p>
      <text:p text:style-name="Standard"><text:s text:c="14"/>std::cout &lt;&lt; "Grazie " &lt;&lt; endl;</text:p>
      <text:p text:style-name="Standard"><text:s text:c="13"/>return 0;</text:p>
      <text:p text:style-name="P1"><text:span text:style-name="T6">}</text:span></text:p>
      <text:p text:style-name="P1"><text:span text:style-name="T1">&lt;programma&gt; -----&gt; <text:s text:c="6"/>&lt;direttiva&gt;&lt;funzione&gt;</text:span></text:p>
      <text:p text:style-name="P1"><text:span text:style-name="T1">&lt;direttiva&gt; <text:s/>-----&gt; <text:s text:c="10"/></text:span><text:span text:style-name="T7"><text:s/></text:span><text:span text:style-name="T8">#include &lt;iostream&gt;</text:span></text:p>
      <text:p text:style-name="P1"><text:span text:style-name="T1">&lt;funzione&gt; <text:s/>-----&gt; <text:s text:c="11"/></text:span><text:span text:style-name="T8">int main () </text:span><text:bookmark-start text:name="_GoBack11"/><text:span text:style-name="T1">&lt;blocco&gt;</text:span><text:bookmark-end text:name="_GoBack11"/></text:p>
      <text:p text:style-name="P1"><text:span text:style-name="T1">&lt;blocco&gt; <text:s text:c="2"/>-----&gt; <text:s text:c="14"/>&lt;comando&gt;&lt;dichiarazione&gt;&lt;comando&gt;&lt;comando&gt;&lt;comando&gt;&lt;comando&gt;</text:span></text:p>
      <text:p text:style-name="P1"><text:span text:style-name="T1">&lt;dichiarazione&gt; <text:s/>----&gt; <text:s text:c="4"/></text:span><text:span text:style-name="T8">string parola;</text:span></text:p>
      <text:p text:style-name="P1"><text:span text:style-name="T1">&lt;comando&gt; <text:s/>-----&gt; <text:s text:c="7"/></text:span><text:span text:style-name="T7"><text:s text:c="3"/></text:span><text:span text:style-name="T8">std::cout &lt;&lt; "Hello World!" &lt;&lt; endl;</text:span></text:p>
      <text:p text:style-name="P1"><text:span text:style-name="T8"><text:s text:c="44"/>std::cout &lt;&lt; "Dimmi qualcosa: ";</text:span></text:p>
      <text:p text:style-name="P1"><text:span text:style-name="T8"><text:s text:c="44"/>std::cin &gt;&gt; parola;</text:span></text:p>
      <text:p text:style-name="P1"><text:span text:style-name="T8"><text:s text:c="44"/>std::cout &lt;&lt; "Grazie " &lt;&lt; endl;</text:span></text:p>
      <text:p text:style-name="P1"><text:span text:style-name="T8"><text:s text:c="44"/>return 0;</text:span></text:p>
      <text:p text:style-name="Standard"><text:bookmark text:name="_GoBack"/><text:span text:style-name="T6">#include &lt;iostream&gt;</text:span></text:p>
      <text:p text:style-name="Standard"><text:span text:style-name="T6">int main()</text:span></text:p>
      <text:p text:style-name="Standard"><text:span text:style-name="T6">{</text:span></text:p>
      <text:p text:style-name="Standard"><text:span text:style-name="T6"><text:tab/>std::cout &lt;&lt; "Ciao" &lt;&lt; endl;</text:span></text:p>
      <text:p text:style-name="Standard"><text:s text:c="14"/>int a;</text:p>
      <text:p text:style-name="Standard"><text:tab/>std::cout &lt;&lt; "Dammi un numero: ";</text:p>
      <text:p text:style-name="Standard"><text:s text:c="14"/><text:span text:style-name="T6">std::cin &lt;&lt; a;</text:span></text:p>
      <text:p text:style-name="Standard"><text:s text:c="14"/>std::cout &gt;&gt; "Orribile.";</text:p>
      <text:p text:style-name="Standard"><text:s text:c="13"/><text:span text:style-name="T6">return 0;</text:span></text:p>
      <text:p text:style-name="Standard"><text:span text:style-name="T6">}</text:span></text:p>
      <text:p text:style-name="P1"><text:span text:style-name="T4">&lt;programma&gt; -----&gt; <text:s text:c="7"/>&lt;direttiva&gt;&lt;funzione&gt;</text:span></text:p>
      <text:p text:style-name="P1"><text:span text:style-name="T4">&lt;direttiva&gt; <text:s/>-----&gt; <text:s text:c="11"/></text:span><text:span text:style-name="T8"><text:s/>#include &lt;iostream&gt;</text:span></text:p>
      <text:p text:style-name="P1"><text:span text:style-name="T4">&lt;funzione&gt; <text:s/>-----&gt; <text:s text:c="12"/></text:span><text:span text:style-name="T8">int main () </text:span><text:bookmark-start text:name="_GoBack111"/><text:span text:style-name="T4">&lt;blocco&gt;</text:span><text:bookmark-end text:name="_GoBack111"/></text:p>
      <text:p text:style-name="P1"><text:soft-page-break/><text:span text:style-name="T4">&lt;blocco&gt; <text:s text:c="2"/>-----&gt; <text:s text:c="15"/>&lt;comando&gt;&lt;comando&gt;&lt;comando&gt;&lt;comando&gt;&lt;comando&gt;&lt;comando&gt;</text:span></text:p>
      <text:p text:style-name="P1"><text:span text:style-name="T4">&lt;comando&gt; <text:s/>-----&gt; <text:s text:c="5"/></text:span><text:span text:style-name="T8"><text:s text:c="6"/>std::cout &lt;&lt; "Ciao" &lt;&lt; endl;</text:span></text:p>
      <text:p text:style-name="P2"><text:span text:style-name="T6"><text:s text:c="45"/>int a;</text:span></text:p>
      <text:p text:style-name="P2"><text:span text:style-name="T6"><text:s text:c="45"/>std::cout &lt;&lt; "Dammi un numero: ";</text:span></text:p>
      <text:p text:style-name="P2"><text:span text:style-name="T6"><text:s text:c="45"/>std::cin &lt;&lt; a;</text:span></text:p>
      <text:p text:style-name="P2"><text:span text:style-name="T6"><text:s text:c="45"/>std::cout &gt;&gt; "Orribile.";</text:span></text:p>
      <text:p text:style-name="P2"><text:span text:style-name="T6"><text:s text:c="45"/>return 0;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it" style:country-asian="IT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reformattato_20_HTML_20_Carattere" style:display-name="Preformattato HTML Carattere" style:family="text" style:parent-style-name="Default_20_Paragraph_20_Font">
      <style:text-properties style:font-name="Courier New" fo:font-size="10pt" style:font-name-asian="Times New Roman" style:font-size-asian="10pt" style:language-asian="it" style:country-asian="I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Carraro</meta:initial-creator>
    <dc:creator>Valentina BIADENE</dc:creator>
    <meta:editing-cycles>5</meta:editing-cycles>
    <meta:creation-date>2017-03-16T08:51:00</meta:creation-date>
    <dc:date>2017-03-21T17:11:47.22</dc:date>
    <meta:editing-duration>PT45M35S</meta:editing-duration>
    <meta:generator>OpenOffice/4.1.3$Win32 OpenOffice.org_project/413m1$Build-9783</meta:generator>
    <meta:document-statistic meta:table-count="0" meta:image-count="0" meta:object-count="0" meta:page-count="3" meta:paragraph-count="61" meta:word-count="224" meta:character-count="23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